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language="fr" fo:country="FR"/>
    </style:style>
    <style:style style:name="P2" style:family="paragraph" style:parent-style-name="Standard">
      <style:paragraph-properties fo:line-height="115%" fo:break-before="auto" fo:break-after="auto" style:writing-mode="lr-tb"/>
      <style:text-properties fo:language="fr" fo:country="FR" officeooo:rsid="0021a729"/>
    </style:style>
    <style:style style:name="P3" style:family="paragraph" style:parent-style-name="Standard">
      <style:paragraph-properties fo:line-height="115%" style:writing-mode="lr-tb"/>
      <style:text-properties fo:language="fr" fo:country="FR"/>
    </style:style>
    <style:style style:name="P4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fo:language="fr" fo:country="FR" style:text-underline-style="solid" style:text-underline-width="auto" style:text-underline-color="font-color" fo:font-weight="bold" officeooo:paragraph-rsid="00316282" style:font-weight-asian="bold" style:font-weight-complex="bold"/>
    </style:style>
    <style:style style:name="P6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316282"/>
    </style:style>
    <style:style style:name="P7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49b64" officeooo:paragraph-rsid="00249b64" style:font-weight-asian="normal" style:font-weight-complex="normal"/>
    </style:style>
    <style:style style:name="P8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75ec9" officeooo:paragraph-rsid="00275ec9" style:font-weight-asian="normal" style:font-weight-complex="normal"/>
    </style:style>
    <style:style style:name="P9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5e659" officeooo:paragraph-rsid="0025e659" style:font-weight-asian="normal" style:font-weight-complex="normal"/>
    </style:style>
    <style:style style:name="P10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8dc15" officeooo:paragraph-rsid="0028dc15" style:font-weight-asian="normal" style:font-weight-complex="normal"/>
    </style:style>
    <style:style style:name="P11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d65ca" officeooo:paragraph-rsid="002d65ca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d65ca" officeooo:paragraph-rsid="002d65ca" style:font-weight-asian="normal" style:font-weight-complex="normal"/>
    </style:style>
    <style:style style:name="P13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aa266" officeooo:paragraph-rsid="002aa266" style:font-weight-asian="normal" style:font-weight-complex="normal"/>
    </style:style>
    <style:style style:name="P14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none" fo:font-weight="normal" officeooo:rsid="002bc8d3" officeooo:paragraph-rsid="002bc8d3" style:font-weight-asian="normal" style:font-weight-complex="normal"/>
    </style:style>
    <style:style style:name="P15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solid" style:text-underline-width="auto" style:text-underline-color="font-color" fo:font-weight="bold" officeooo:rsid="002115c2" officeooo:paragraph-rsid="002115c2" style:font-weight-asian="bold" style:font-weight-complex="bold"/>
    </style:style>
    <style:style style:name="P16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solid" style:text-underline-width="auto" style:text-underline-color="font-color" fo:font-weight="bold" officeooo:paragraph-rsid="00316282" style:font-weight-asian="bold" style:font-weight-complex="bold"/>
    </style:style>
    <style:style style:name="P18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style:text-underline-style="solid" style:text-underline-width="auto" style:text-underline-color="font-color" fo:font-weight="bold" officeooo:rsid="0021a729" officeooo:paragraph-rsid="0021a729" style:font-weight-asian="bold" style:font-weight-complex="bold"/>
    </style:style>
    <style:style style:name="P19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/>
    </style:style>
    <style:style style:name="P20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language="fr" fo:country="FR" officeooo:rsid="00254930" officeooo:paragraph-rsid="00254930"/>
    </style:style>
    <style:style style:name="P21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color="#800000" fo:language="fr" fo:country="FR" style:text-underline-style="solid" style:text-underline-width="auto" style:text-underline-color="font-color" fo:font-weight="bold" officeooo:rsid="0032f8db" officeooo:paragraph-rsid="0032f8db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15%" style:writing-mode="lr-tb"/>
      <style:text-properties fo:color="#800000" fo:language="fr" fo:country="FR" style:text-underline-style="solid" style:text-underline-width="auto" style:text-underline-color="font-color" fo:font-weight="bold" officeooo:rsid="0032f8db" officeooo:paragraph-rsid="0032f8db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15%" style:writing-mode="lr-tb"/>
      <style:text-properties fo:color="#800000" fo:language="fr" fo:country="FR" style:text-underline-style="solid" style:text-underline-width="auto" style:text-underline-color="font-color" fo:font-weight="bold" officeooo:rsid="0032f8db" officeooo:paragraph-rsid="00331906" style:font-weight-asian="bold" style:font-weight-complex="bold"/>
    </style:style>
    <style:style style:name="P24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color="#800000" fo:language="fr" fo:country="FR" style:text-underline-style="solid" style:text-underline-width="auto" style:text-underline-color="font-color" fo:font-weight="bold" officeooo:rsid="00331906" officeooo:paragraph-rsid="00331906" style:font-weight-asian="bold" style:font-weight-complex="bold"/>
    </style:style>
    <style:style style:name="P25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color="#800000" fo:language="fr" fo:country="FR" style:text-underline-style="solid" style:text-underline-width="auto" style:text-underline-color="font-color" fo:font-weight="bold" officeooo:rsid="0034cfd9" officeooo:paragraph-rsid="0034cfd9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15%" style:writing-mode="lr-tb"/>
      <style:text-properties fo:color="#800000" fo:language="fr" fo:country="FR" style:text-underline-style="none" fo:font-weight="normal" officeooo:rsid="002d65ca" officeooo:paragraph-rsid="002d65ca" style:font-weight-asian="normal" style:font-weight-complex="normal"/>
    </style:style>
    <style:style style:name="P27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fo:color="#800000" fo:language="fr" fo:country="FR" style:text-underline-style="none" fo:font-weight="normal" officeooo:rsid="0035a032" officeooo:paragraph-rsid="0035a032" style:font-weight-asian="normal" style:font-weight-complex="normal"/>
    </style:style>
    <style:style style:name="P28" style:family="paragraph" style:parent-style-name="Title" style:master-page-name="Standard">
      <style:paragraph-properties fo:line-height="115%" style:page-number="auto" fo:break-before="auto" fo:break-after="auto" style:writing-mode="lr-tb"/>
      <style:text-properties fo:language="fr" fo:country="FR" officeooo:paragraph-rsid="001b3f4e"/>
    </style:style>
    <style:style style:name="P29" style:family="paragraph" style:parent-style-name="Title">
      <style:paragraph-properties fo:line-height="115%" style:writing-mode="lr-tb"/>
      <style:text-properties fo:font-size="14pt" fo:language="fr" fo:country="FR" officeooo:paragraph-rsid="0035a032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b3f4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f1a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13e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115c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a729" style:font-weight-asian="bold" style:font-weight-complex="bold"/>
    </style:style>
    <style:style style:name="T7" style:family="text">
      <style:text-properties officeooo:rsid="001b3f4e"/>
    </style:style>
    <style:style style:name="T8" style:family="text">
      <style:text-properties officeooo:rsid="002013ef"/>
    </style:style>
    <style:style style:name="T9" style:family="text">
      <style:text-properties officeooo:rsid="002115c2"/>
    </style:style>
    <style:style style:name="T10" style:family="text">
      <style:text-properties officeooo:rsid="0021a729"/>
    </style:style>
    <style:style style:name="T11" style:family="text">
      <style:text-properties officeooo:rsid="0025e659"/>
    </style:style>
    <style:style style:name="T12" style:family="text">
      <style:text-properties officeooo:rsid="00275ec9"/>
    </style:style>
    <style:style style:name="T13" style:family="text">
      <style:text-properties officeooo:rsid="002aa266"/>
    </style:style>
    <style:style style:name="T14" style:family="text">
      <style:text-properties officeooo:rsid="002bc8d3"/>
    </style:style>
    <style:style style:name="T15" style:family="text">
      <style:text-properties officeooo:rsid="002d65ca"/>
    </style:style>
    <style:style style:name="T16" style:family="text">
      <style:text-properties officeooo:rsid="002f5c4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316282" style:font-weight-asian="normal" style:font-weight-complex="normal"/>
    </style:style>
    <style:style style:name="T19" style:family="text">
      <style:text-properties style:text-underline-style="none" fo:font-weight="normal" officeooo:rsid="002013ef" style:font-weight-asian="normal" style:font-weight-complex="normal"/>
    </style:style>
    <style:style style:name="T20" style:family="text">
      <style:text-properties style:text-underline-style="none" fo:font-weight="normal" officeooo:rsid="00328bc9" style:font-weight-asian="normal" style:font-weight-complex="normal"/>
    </style:style>
    <style:style style:name="T21" style:family="text">
      <style:text-properties style:text-underline-style="none" fo:font-weight="normal" officeooo:rsid="0032f8db" style:font-weight-asian="normal" style:font-weight-complex="normal"/>
    </style:style>
    <style:style style:name="T22" style:family="text">
      <style:text-properties style:text-underline-style="none" fo:font-weight="normal" officeooo:rsid="00331906" style:font-weight-asian="normal" style:font-weight-complex="normal"/>
    </style:style>
    <style:style style:name="T23" style:family="text">
      <style:text-properties style:text-underline-style="none" fo:font-weight="normal" officeooo:rsid="0034cfd9" style:font-weight-asian="normal" style:font-weight-complex="normal"/>
    </style:style>
    <style:style style:name="T24" style:family="text">
      <style:text-properties style:text-underline-style="none" fo:font-weight="normal" officeooo:rsid="0035a032" style:font-weight-asian="normal" style:font-weight-complex="normal"/>
    </style:style>
    <style:style style:name="T25" style:family="text">
      <style:text-properties fo:color="#800000"/>
    </style:style>
    <style:style style:name="T26" style:family="text">
      <style:text-properties fo:color="#800000" officeooo:rsid="00316282"/>
    </style:style>
    <style:style style:name="T27" style:family="text">
      <style:text-properties fo:color="#800000" officeooo:rsid="002aa266"/>
    </style:style>
    <style:style style:name="T28" style:family="text">
      <style:text-properties fo:color="#800000" officeooo:rsid="00328bc9"/>
    </style:style>
    <style:style style:name="T29" style:family="text">
      <style:text-properties fo:color="#800000" officeooo:rsid="0032f8db"/>
    </style:style>
    <style:style style:name="T30" style:family="text">
      <style:text-properties fo:color="#800000" officeooo:rsid="00331906"/>
    </style:style>
    <style:style style:name="T31" style:family="text">
      <style:text-properties fo:color="#800000" officeooo:rsid="002f5c40"/>
    </style:style>
    <style:style style:name="T32" style:family="text">
      <style:text-properties fo:color="#800000" officeooo:rsid="0034cfd9"/>
    </style:style>
    <style:style style:name="T33" style:family="text">
      <style:text-properties fo:color="#800000" officeooo:rsid="0035a032"/>
    </style:style>
    <style:style style:name="T34" style:family="text">
      <style:text-properties officeooo:rsid="0035a0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h.hupheq32e58e"/>Examen Symfony <text:span text:style-name="T7">3</text:span></text:p>
      <text:p text:style-name="P29"><text:bookmark text:name="h.q1gh7tt4hbyk"/>Répondez à ces questions, sans utiliser internet ni le support de cours. </text:p>
      <text:p text:style-name="P29"><text:span text:style-name="T24">52,5/110</text:span></text:p>
      <text:p text:style-name="P1"/>
      <text:list xml:id="list3262461616613571822" text:style-name="LS1">
        <text:list-item>
          <text:p text:style-name="P4">Qu’est ce que <text:span text:style-name="T7">S</text:span>ymfony ?<text:span text:style-name="T17"> </text:span><text:span text:style-name="T18">4/5</text:span></text:p>
          <text:p text:style-name="P7">Symfony est un framework php . <text:span text:style-name="T26">( open source et libre )</text:span></text:p>
          <text:p text:style-name="P7"/>
        </text:list-item>
        <text:list-item>
          <text:p text:style-name="P15">Quel est l’intérêt d’utiliser un outil comme Symfony ?<text:span text:style-name="T17"> </text:span><text:span text:style-name="T18">3/5</text:span></text:p>
          <text:p text:style-name="P8">Symfony permet de garder une <text:span text:style-name="T13">méthode</text:span> de travail pour chaque projet , <text:span text:style-name="T13">garantissant</text:span> par la <text:span text:style-name="T13">même</text:span> que chaque personne qui travaillera sur le projet devrais pouvoir se retrouver dedans ( comme nous <text:span text:style-name="T13">même</text:span> si l’on doit retravailler dessus <text:span text:style-name="T13">après</text:span> une longue <text:span text:style-name="T13">période</text:span> de <text:span text:style-name="T13">temps</text:span> ) .<text:span text:style-name="T25"> </text:span><text:span text:style-name="T26">( structuration du projet , grosse communauté , utilise de bonnes pratique , bonne sécurité , mis a jour régulièrement )</text:span></text:p>
          <text:p text:style-name="P8"/>
        </text:list-item>
        <text:list-item>
          <text:p text:style-name="P19"><text:span text:style-name="T1">A quoi sert le dossier </text:span><text:span text:style-name="T2">var</text:span><text:span text:style-name="T1"> ?</text:span><text:span text:style-name="T17"> </text:span><text:span text:style-name="T18">3</text:span><text:span text:style-name="T17">/</text:span><text:span text:style-name="T18">5</text:span></text:p>
          <text:p text:style-name="P9">C’est dans ce dossier que l’on va retrouver tout les logs . <text:span text:style-name="T13">D’où</text:span> le nom du dossier “variables” car ce sont des données qui vont changés tout le long que l’on avance sur le projet . <text:span text:style-name="T26">( contient les logs et caches , créer automatique par symfony ) </text:span></text:p>
          <text:p text:style-name="P9"/>
        </text:list-item>
        <text:list-item>
          <text:p text:style-name="P5">A quoi sert le fichier appKernel.php ?<text:span text:style-name="T17"> </text:span><text:span text:style-name="T20">4,5</text:span><text:span text:style-name="T17">/</text:span><text:span text:style-name="T18">5</text:span></text:p>
          <text:p text:style-name="P7">L’appKernel sert a lister les bundles utilisé dans notre projet symfony . <text:span text:style-name="T26">( c’est la qu’on declare les bundle actif )</text:span></text:p>
          <text:p text:style-name="P7"/>
        </text:list-item>
        <text:list-item>
          <text:p text:style-name="P6"><text:span text:style-name="T1">Expliquez-moi le concept MVC</text:span>. <text:span text:style-name="T17"><text:s/></text:span><text:span text:style-name="T20">2</text:span><text:span text:style-name="T17">/</text:span><text:span text:style-name="T18">5</text:span></text:p>
          <text:p text:style-name="P20">MVC tient pour Model View Controller . Lorsque l’on envoi une <text:span text:style-name="T13">requête</text:span> , c’est le controller qui va se charger de r<text:span text:style-name="T13">é</text:span>cup<text:span text:style-name="T13">é</text:span>rer <text:span text:style-name="T13">auprès</text:span> du Model les type de <text:span text:style-name="T13">modèles</text:span> qu’il a besoins pour creer la page et a r<text:span text:style-name="T13">é</text:span>cup<text:span text:style-name="T13">é</text:span>rer <text:span text:style-name="T13">auprès du view les données a mettre dans les modèles pour envoyer tout ca dans la réponse . </text:span><text:span text:style-name="T27">( patron design , view → sert a afficher la vue , model → sert a la gestion des données , controller → )</text:span></text:p>
          <text:p text:style-name="P20"/>
        </text:list-item>
        <text:list-item>
          <text:p text:style-name="P5">Qu’est ce qu’un bundle ?<text:span text:style-name="T17"> </text:span><text:span text:style-name="T20">4</text:span><text:span text:style-name="T17">/</text:span><text:span text:style-name="T18">5</text:span></text:p>
          <text:p text:style-name="P7">Un bundle est une brique de notre projet , il contient <text:span text:style-name="T11">toutes les variables et les fonctions </text:span><text:s/>lié<text:span text:style-name="T11">s</text:span> a une fonctionnalité de notre site . <text:span text:style-name="T28">( peut être réutilisable , et du coup peut être créer par nous meme ou peut etre amener depuis une source externe )</text:span></text:p>
          <text:p text:style-name="P7"/>
        </text:list-item>
        <text:list-item>
          <text:p text:style-name="P17">Donnez un exemple de bundle, livré avec symfony ?<text:span text:style-name="T17"> </text:span><text:span text:style-name="T20">5</text:span><text:span text:style-name="T17">/</text:span><text:span text:style-name="T18">5</text:span></text:p>
          <text:p text:style-name="P9"><text:soft-page-break/>Il y a mailer qui sert a envoyer des mails . <text:span text:style-name="T12">Il y a aussi doctrine , qui est l’orm utiliser par symfony pour interagir avec la DB .</text:span></text:p>
          <text:p text:style-name="P7"/>
        </text:list-item>
        <text:list-item>
          <text:p text:style-name="P6"><text:span text:style-name="T3">Qu’est ce qu’un moteur de template</text:span><text:span text:style-name="T1"> ? </text:span><text:span text:style-name="T17"><text:s/></text:span><text:span text:style-name="T20">2</text:span><text:span text:style-name="T17">/</text:span><text:span text:style-name="T18">5</text:span></text:p>
          <text:p text:style-name="P8">Un moteur de template est le service qui va nous permettre <text:span text:style-name="T13">d’appeler</text:span> un fichier contenant tout le contenu d’une page html et d’y injecter les données prise dans la base de donné d’on on aura besoins pour afficher la page . <text:span text:style-name="T28">( le moteur de template est un logiciel qui sert a générer la vue . Twig est le moteur de template de symfony )</text:span></text:p>
          <text:p text:style-name="P8"><text:s/></text:p>
        </text:list-item>
        <text:list-item>
          <text:p text:style-name="P6"><text:span text:style-name="T3">Qu’est ce que le “triple héritage” dans le cadre de la matière vue en cours </text:span><text:span text:style-name="T1">?</text:span><text:span text:style-name="T17"> </text:span><text:span text:style-name="T21">5</text:span><text:span text:style-name="T17">/</text:span><text:span text:style-name="T18">5</text:span></text:p>
          <text:p text:style-name="P9">Le triple héritage , c’est le principe de <text:span text:style-name="T13">séparer</text:span> le code html des pages en 3 parties , qui permettront d’overwritte les parties concerné. La <text:span text:style-name="T13">première</text:span> partie de <text:span text:style-name="T13">l’héritage</text:span> servira a mettre le <text:span text:style-name="T13">squelette</text:span> du site ( c’est a dire le head et la balise html ) . La <text:span text:style-name="T13">deuxième</text:span> partie servira pour avoir les parties du site que l’on retrouve sur toute les pages ( le header et le footer ) . la <text:span text:style-name="T13">dernière</text:span> partie de <text:span text:style-name="T13">l’héritage</text:span> sert pour le contenu dynamique de la page ( affichage de données <text:span text:style-name="T13">récupérer</text:span> sur une DB , formulaire , etc … ) <text:span text:style-name="T28">( patern design qui concerne la vue </text:span><text:span text:style-name="T29">)</text:span></text:p>
          <text:p text:style-name="P9"/>
        </text:list-item>
        <text:list-item>
          <text:p text:style-name="P6"><text:span text:style-name="T5">Comment fonctionne le router </text:span><text:span text:style-name="T1">?</text:span> <text:s/><text:span text:style-name="T17"><text:s/></text:span><text:span text:style-name="T21">2</text:span><text:span text:style-name="T17">/</text:span><text:span text:style-name="T18">5</text:span></text:p>
          <text:p text:style-name="P10">Le router va <text:span text:style-name="T13">vérifier</text:span> l’url de la <text:span text:style-name="T13">requête</text:span> , et en fonction des données dans celle ci va rediriger la <text:span text:style-name="T13">requête</text:span> vers la fonction qui sera a <text:span text:style-name="T13">même</text:span> de r<text:span text:style-name="T13">é</text:span>cup<text:span text:style-name="T13">é</text:span>r<text:span text:style-name="T13">er</text:span> l<text:span text:style-name="T13">es</text:span> données a envoyer pour la <text:span text:style-name="T13">réponse</text:span> . <text:span text:style-name="T29">( le router fait correspondre une url a une route , paramétres , controller )</text:span></text:p>
          <text:p text:style-name="P10"/>
        </text:list-item>
        <text:list-item>
          <text:p text:style-name="P5">Ecrivez une route, qui doit recevoir un paramètre “<text:span text:style-name="T9">date”</text:span> <text:span text:style-name="T9">facultatif</text:span> et qui doit <text:span text:style-name="T9">respecter le format yyyy-mm-dd</text:span>. <text:span text:style-name="T17"><text:s/></text:span><text:span text:style-name="T18">0</text:span><text:span text:style-name="T17">/</text:span><text:span text:style-name="T18">5</text:span></text:p>
          <text:p text:style-name="P21"><text:span text:style-name="T18">n</text:span><text:span text:style-name="T17">omDeLaRoute :</text:span></text:p>
          <text:list>
            <text:list-header>
              <text:p text:style-name="P21"><text:span text:style-name="T17">path : /{date}</text:span></text:p>
              <text:p text:style-name="P21"><text:span text:style-name="T17">default :</text:span></text:p>
              <text:list>
                <text:list-header>
                  <text:p text:style-name="P21"><text:span text:style-name="T17">-controller : Appbundle:date:index</text:span></text:p>
                  <text:p text:style-name="P21"><text:span text:style-name="T17">date : 2018-01-01</text:span></text:p>
                </text:list-header>
              </text:list>
            </text:list-header>
          </text:list>
        </text:list-item>
      </text:list>
      <text:p text:style-name="P22"><text:span text:style-name="T17"><text:tab/><text:tab/>requirements :</text:span></text:p>
      <text:p text:style-name="P23"><text:span text:style-name="T17"><text:tab/><text:tab/><text:tab/>date : </text:span><text:span text:style-name="T22">\d{4}\d{2}\d{2}$</text:span></text:p>
      <text:p text:style-name="P23"><text:span text:style-name="T22"/></text:p>
      <text:list xml:id="list121431537318109" text:continue-numbering="true" text:style-name="LS1">
        <text:list-item>
          <text:p text:style-name="P5">Quel est le <text:span text:style-name="T13">rôle</text:span> absolu du controller, et comment le rempli-t-il ?<text:span text:style-name="T17"> </text:span><text:span text:style-name="T22">4</text:span><text:span text:style-name="T17">/</text:span><text:span text:style-name="T18">5</text:span></text:p>
          <text:p text:style-name="P10">Le <text:span text:style-name="T13">rôle</text:span> absolu du controller c’est de renvoyer une <text:span text:style-name="T13">réponse</text:span> . Pour cela il va <text:span text:style-name="T13">interagir</text:span> avec les <text:span text:style-name="T13">différents</text:span> services pour <text:span text:style-name="T13">récupérer</text:span> les données qu’il va devoir renvoyer en tant que <text:span text:style-name="T13">réponse</text:span> . <text:span text:style-name="T30">( c’est une instance de la classe response )</text:span></text:p>
          <text:p text:style-name="P10"/>
        </text:list-item>
        <text:list-item>
          <text:p text:style-name="P5">Qu’est ce qu’un service, et quel intérêt de les utiliser ?<text:span text:style-name="T17"> </text:span><text:span text:style-name="T22">4</text:span><text:span text:style-name="T17">/</text:span><text:span text:style-name="T18">5</text:span></text:p>
          <text:p text:style-name="P10">Les services sont des objets <text:span text:style-name="T13">PHP qui on une fonction . Ils peuvent être appeler depuis n’importe ou dans le projets . </text:span><text:span text:style-name="T27">( definis dans le fichier config , conteneur de services , un service n’est instancier qu’une seul fois )</text:span></text:p>
          <text:p text:style-name="P10"/>
        </text:list-item>
        <text:list-item>
          <text:p text:style-name="P18">Qu’est ce que l’injection de dépendance ?<text:span text:style-name="T17"> </text:span><text:span text:style-name="T18">0/5</text:span></text:p>
          <text:p text:style-name="P24"><text:soft-page-break/><text:span text:style-name="T18">( </text:span><text:span text:style-name="T17">design patern , c’est le fait de decrire les dependance d’un objet , ex : antispam a besoins de pouvoir envoyer un email , donc il est dependant du services mailer . )</text:span></text:p>
          <text:p text:style-name="P18"/>
        </text:list-item>
        <text:list-item>
          <text:p text:style-name="P5"><text:span text:style-name="T9">Qu’est-ce qu’il y a dans le fichier composer.json</text:span> ?<text:span text:style-name="T17"> </text:span><text:span text:style-name="T23">0</text:span><text:span text:style-name="T17">/</text:span><text:span text:style-name="T18">5</text:span></text:p>
          <text:p text:style-name="P11">C’est dans ce fichier que <text:span text:style-name="T16">composer va mettre les infos que le projet a besoins pour utiliser certaine fonctionnalités . </text:span><text:span text:style-name="T31">( c’est dans ce fichier que l’on declare nos dependances )</text:span></text:p>
          <text:p text:style-name="P16"/>
        </text:list-item>
        <text:list-item>
          <text:p text:style-name="P6"><text:span text:style-name="T1">Qu’est ce qu’</text:span><text:span text:style-name="T3">un ORM</text:span><text:span text:style-name="T1"> </text:span><text:span text:style-name="T6">et quel intérêt a-t-on d’utiliser ce genre d’outil </text:span><text:span text:style-name="T1">?</text:span><text:span text:style-name="T17"> </text:span><text:span text:style-name="T23">2</text:span><text:span text:style-name="T17">/</text:span><text:span text:style-name="T18">5</text:span></text:p>
          <text:p text:style-name="P11">ORM pour Object Relation Mapping (ou Mapper) est le service qui sert a interagir avec la base de données . Que ce soit pour la création des tables ou la mise a jour des entités . <text:span text:style-name="T32">( interface entre un systeme de gestion de base de données et un projet en POO )</text:span></text:p>
          <text:p text:style-name="P16"/>
        </text:list-item>
        <text:list-item>
          <text:p text:style-name="P17">Que veut dire mapper ?<text:span text:style-name="T17"> </text:span><text:span text:style-name="T23">2</text:span><text:span text:style-name="T17">/</text:span><text:span text:style-name="T18">5</text:span></text:p>
          <text:p text:style-name="P11">Mapper c’est le fait de donner les arguments en commentaires ou dans un fichier a part que l’orm va pouvoir utiliser pour créer les tables de la base de données . <text:span text:style-name="T32">( fournir a doctrine les infos pour persister les entités )</text:span></text:p>
          <text:p text:style-name="P11"/>
        </text:list-item>
        <text:list-item>
          <text:p text:style-name="P5">Comment fait-on pour récupérer une entité ?<text:span text:style-name="T17"> </text:span><text:span text:style-name="T23">5</text:span><text:span text:style-name="T17">/</text:span><text:span text:style-name="T18">5 </text:span><text:span text:style-name="T24">51</text:span><text:span text:style-name="T23">,5</text:span></text:p>
          <text:p text:style-name="P13"><text:span text:style-name="T14">Grâce</text:span> au repository . Il en existe un pour chaque entité d<text:span text:style-name="T14">u projet</text:span> .</text:p>
          <text:list>
            <text:list-item>
              <text:p text:style-name="P4">Ecrivez un bout de code qui permet de récupérer un<text:span text:style-name="T10">e entité “BlogPost” </text:span>qui se trouve dans le bundle “<text:span text:style-name="T10">Blog” </text:span>et dont <text:span text:style-name="T10">le champ “slug” est</text:span> <text:span text:style-name="T10">égal à la variable $slug</text:span>.<text:span text:style-name="T17"> </text:span><text:span text:style-name="T24">0/5</text:span></text:p>
              <text:p text:style-name="P25"><text:span text:style-name="T17">$em = $this→getDoctrine()→getManager() ;</text:span></text:p>
              <text:p text:style-name="P25"><text:span text:style-name="T17">$repo = $em→getRepository(‘BlogBundle:BlogPost’) ;</text:span></text:p>
              <text:p text:style-name="P25"><text:span text:style-name="T17">$e = $repo→findOneBySlug($slug) ;</text:span></text:p>
              <text:p text:style-name="P16"/>
            </text:list-item>
          </text:list>
        </text:list-item>
        <text:list-item>
          <text:p text:style-name="P5">Comment fait-on pour sauvegarder une entité ? <text:span text:style-name="T17"><text:s/></text:span><text:span text:style-name="T24">0</text:span><text:span text:style-name="T17">/</text:span><text:span text:style-name="T18">5</text:span></text:p>
          <text:p text:style-name="P14">Grâce au manager . Il n’y en a qu’un qui est utilisé par toute les entité du projet . <text:span text:style-name="T32">( entityManager et le flush )</text:span></text:p>
          <text:list>
            <text:list-item>
              <text:p text:style-name="P5">Modifiez la propriété “<text:span text:style-name="T10">lastUpdate</text:span>”<text:span text:style-name="T8"> de cette entité BlogPost à la date du jour et sauvegardez là.</text:span><text:span text:style-name="T19"> </text:span><text:span text:style-name="T24">0/5</text:span></text:p>
              <text:p text:style-name="P14">$lastUpdate= «<text:span text:style-name="T15">date</text:span>» ;</text:p>
              <text:p text:style-name="P11">$repo= $lastUpdate ;</text:p>
              <text:p text:style-name="P11">commit $repo ;</text:p>
              <text:p text:style-name="P11">flush ;</text:p>
            </text:list-item>
          </text:list>
        </text:list-item>
      </text:list>
      <text:p text:style-name="P12"/>
      <text:p text:style-name="P12"><text:tab/><text:tab/><text:span text:style-name="T33">$e = setLastUpdate( \DateTime ) ;</text:span></text:p>
      <text:p text:style-name="P26"><text:tab/><text:tab/><text:span text:style-name="T34">$em = flush() ;</text:span></text:p>
      <text:list xml:id="list121432561427684" text:continue-numbering="true" text:style-name="LS1">
        <text:list-item>
          <text:list>
            <text:list-header>
              <text:p text:style-name="P11"/>
            </text:list-header>
          </text:list>
        </text:list-item>
        <text:list-item>
          <text:p text:style-name="P6"><text:span text:style-name="T1">De quel</text:span><text:span text:style-name="T4">s</text:span><text:span text:style-name="T1"> objet</text:span><text:span text:style-name="T4">s</text:span><text:span text:style-name="T1"> a-t-on besoin pour construire un formulaire ?</text:span><text:span text:style-name="T17"> </text:span><text:span text:style-name="T24">1</text:span><text:span text:style-name="T17">/</text:span><text:span text:style-name="T18">5 </text:span></text:p>
          <text:p text:style-name="P13">On a besoins de 4 objets . Le formFactory qui va appeler le services . Le form<text:span text:style-name="T14">Maker qui va récupérer les données préexistante <text:s/>. Le form qui va créer le formulaires . Et le formJeSaisPlusComment qui va récupérer les données du formulaires .</text:span></text:p>
          <text:p text:style-name="P27"><text:soft-page-break/>( form factory : c’est un service , il fournis le form builder . Form builder : il construit le form <text:s text:c="2"/>, on y ajoute les champs et le lie a un objet . Form : il génère la requête , hydrate et valide l’objet . Form view : il affiche le form )</text:p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editing-cycles>7</meta:editing-cycles>
    <meta:editing-duration>PT23M35S</meta:editing-duration>
    <meta:creation-date>2017-12-18T22:57:39.921237054</meta:creation-date>
    <dc:date>2018-01-09T12:14:30.117691973</dc:date>
    <meta:document-statistic meta:table-count="0" meta:image-count="0" meta:object-count="0" meta:page-count="4" meta:paragraph-count="62" meta:word-count="1241" meta:character-count="6542" meta:non-whitespace-character-count="5361"/>
  </office:meta>
</office:document-meta>
</file>